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9.142cm" fo:min-width="25.496cm"/>
    </style:style>
    <style:style style:name="gr2" style:family="graphic" style:parent-style-name="standard">
      <style:graphic-properties draw:textarea-horizontal-align="justify" draw:textarea-vertical-align="middle" draw:auto-grow-height="false" fo:min-height="4.475cm" fo:min-width="4.224cm"/>
    </style:style>
    <style:style style:name="gr3" style:family="graphic" style:parent-style-name="standard">
      <style:graphic-properties draw:textarea-horizontal-align="justify" draw:textarea-vertical-align="middle" draw:auto-grow-height="false" fo:min-height="4.487cm" fo:min-width="3.728cm"/>
    </style:style>
    <style:style style:name="gr4" style:family="graphic" style:parent-style-name="standard">
      <style:graphic-properties draw:textarea-horizontal-align="justify" draw:textarea-vertical-align="middle" draw:auto-grow-height="false" fo:min-height="15.336cm" fo:min-width="6.9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42cm" fo:min-width="2.517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0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84cm" fo:min-width="4.382cm"/>
    </style:style>
    <style:style style:name="gr14" style:family="graphic" style:parent-style-name="standard">
      <style:graphic-properties draw:textarea-horizontal-align="justify" draw:textarea-vertical-align="middle" draw:auto-grow-height="false" fo:min-height="8.528cm" fo:min-width="5.23cm"/>
    </style:style>
    <style:style style:name="gr15" style:family="graphic" style:parent-style-name="standard">
      <style:graphic-properties draw:textarea-horizontal-align="justify" draw:textarea-vertical-align="middle" draw:auto-grow-height="false" fo:min-height="2.272cm" fo:min-width="5.5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29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338cm" fo:min-width="1.564cm"/>
    </style:style>
    <style:style style:name="gr18" style:family="graphic" style:parent-style-name="standard">
      <style:graphic-properties draw:textarea-horizontal-align="justify" draw:textarea-vertical-align="middle" draw:auto-grow-height="false" fo:min-height="2.734cm" fo:min-width="3.7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74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416cm" svg:height="19.812cm" svg:x="0.762cm" svg:y="0.508cm">
          <text:p/>
          <draw:enhanced-geometry svg:viewBox="0 0 21600 21600" draw:path-stretchpoint-x="10800" draw:path-stretchpoint-y="10800" draw:text-areas="?f3 ?f4 ?f5 ?f6" draw:type="round-rectangle" draw:modifiers="783.8489880381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826cm" svg:height="4.827cm" svg:x="2.286cm" svg:y="3.556cm">
          <text:p/>
          <draw:enhanced-geometry svg:viewBox="0 0 21600 21600" draw:path-stretchpoint-x="10800" draw:path-stretchpoint-y="10800" draw:text-areas="?f3 ?f4 ?f5 ?f6" draw:type="round-rectangle" draw:modifiers="783.8489880381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318cm" svg:height="4.827cm" svg:x="10.414cm" svg:y="3.556cm">
          <text:p/>
          <draw:enhanced-geometry svg:viewBox="0 0 21600 21600" draw:path-stretchpoint-x="10800" draw:path-stretchpoint-y="10800" draw:text-areas="?f3 ?f4 ?f5 ?f6" draw:type="round-rectangle" draw:modifiers="783.8489880381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62cm" svg:height="15.748cm" svg:x="17.272cm" svg:y="3.556cm">
          <text:p/>
          <draw:enhanced-geometry svg:viewBox="0 0 21600 21600" draw:path-stretchpoint-x="10800" draw:path-stretchpoint-y="10800" draw:text-areas="?f3 ?f4 ?f5 ?f6" draw:type="round-rectangle" draw:modifiers="783.8489880381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0.254cm" svg:y1="5.942cm" svg:x2="2.286cm" svg:y2="5.942cm">
          <text:p/>
        </draw:line>
        <draw:frame draw:style-name="gr6" draw:text-style-name="P3" draw:layer="layout" svg:width="4.064cm" svg:height="0.802cm" svg:x="2.286cm" svg:y="5.588cm">
          <draw:text-box>
            <text:p><text:span text:style-name="T1">MIDI In (UART)</text:span></text:p>
          </draw:text-box>
        </draw:frame>
        <draw:frame draw:style-name="gr7" draw:text-style-name="P3" draw:layer="layout" svg:width="6.858cm" svg:height="1.673cm" svg:x="1.016cm" svg:y="0.762cm">
          <draw:text-box>
            <text:p>Nexys Video FPGA</text:p>
            <text:p>(Block Design)</text:p>
          </draw:text-box>
        </draw:frame>
        <draw:frame draw:style-name="gr8" draw:text-style-name="P3" draw:layer="layout" svg:width="4.826cm" svg:height="0.962cm" svg:x="2.286cm" svg:y="3.81cm">
          <draw:text-box>
            <text:p>MIDI Controller</text:p>
          </draw:text-box>
        </draw:frame>
        <draw:custom-shape draw:style-name="gr9" draw:text-style-name="P1" draw:layer="layout" svg:width="3.049cm" svg:height="1.524cm" svg:x="3.048cm" svg:y="6.604cm">
          <text:p text:style-name="P1">UART</text:p>
          <draw:enhanced-geometry svg:viewBox="0 0 21600 21600" draw:path-stretchpoint-x="10800" draw:path-stretchpoint-y="10800" draw:text-areas="?f3 ?f4 ?f5 ?f6" draw:type="round-rectangle" draw:modifiers="783.8489880381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7.112cm" svg:y1="6.096cm" svg:x2="10.414cm" svg:y2="6.096cm">
          <text:p/>
        </draw:line>
        <draw:line draw:style-name="gr10" draw:text-style-name="P2" draw:layer="layout" svg:x1="8.636cm" svg:y1="5.842cm" svg:x2="8.128cm" svg:y2="6.35cm">
          <text:p/>
        </draw:line>
        <draw:frame draw:style-name="gr7" draw:text-style-name="P3" draw:layer="layout" svg:width="0.762cm" svg:height="0.802cm" svg:x="8.128cm" svg:y="6.056cm">
          <draw:text-box>
            <text:p><text:span text:style-name="T1">8</text:span></text:p>
          </draw:text-box>
        </draw:frame>
        <draw:frame draw:style-name="gr7" draw:text-style-name="P3" draw:layer="layout" svg:width="3.048cm" svg:height="0.839cm" svg:x="7.266cm" svg:y="5.08cm">
          <draw:text-box>
            <text:p><text:span text:style-name="T2">ScanCode</text:span></text:p>
          </draw:text-box>
        </draw:frame>
        <draw:line draw:style-name="gr5" draw:text-style-name="P2" draw:layer="layout" svg:x1="14.732cm" svg:y1="4.788cm" svg:x2="17.272cm" svg:y2="4.788cm">
          <text:p/>
        </draw:line>
        <draw:line draw:style-name="gr5" draw:text-style-name="P2" draw:layer="layout" svg:x1="17.272cm" svg:y1="7.12cm" svg:x2="14.732cm" svg:y2="7.12cm">
          <text:p/>
        </draw:line>
        <draw:frame draw:style-name="gr7" draw:text-style-name="P3" draw:layer="layout" svg:width="2.032cm" svg:height="0.763cm" svg:x="14.886cm" svg:y="3.964cm">
          <draw:text-box>
            <text:p><text:span text:style-name="T3">Control</text:span></text:p>
          </draw:text-box>
        </draw:frame>
        <draw:frame draw:style-name="gr7" draw:text-style-name="P3" draw:layer="layout" svg:width="2.032cm" svg:height="0.802cm" svg:x="14.986cm" svg:y="6.218cm">
          <draw:text-box>
            <text:p><text:span text:style-name="T1">Status</text:span></text:p>
          </draw:text-box>
        </draw:frame>
        <draw:line draw:style-name="gr10" draw:text-style-name="P2" draw:layer="layout" svg:x1="15.648cm" svg:y1="7.366cm" svg:x2="16.156cm" svg:y2="6.858cm">
          <text:p/>
        </draw:line>
        <draw:line draw:style-name="gr10" draw:text-style-name="P2" draw:layer="layout" svg:x1="15.494cm" svg:y1="5.08cm" svg:x2="16.002cm" svg:y2="4.572cm">
          <text:p/>
        </draw:line>
        <draw:frame draw:style-name="gr11" draw:text-style-name="P3" draw:layer="layout" svg:width="0.762cm" svg:height="0.802cm" svg:x="15.54cm" svg:y="4.588cm">
          <draw:text-box>
            <text:p><text:span text:style-name="T1">n</text:span></text:p>
          </draw:text-box>
        </draw:frame>
        <draw:frame draw:style-name="gr11" draw:text-style-name="P3" draw:layer="layout" svg:width="0.762cm" svg:height="0.802cm" svg:x="15.64cm" svg:y="6.888cm">
          <draw:text-box>
            <text:p><text:span text:style-name="T1">n</text:span></text:p>
          </draw:text-box>
        </draw:frame>
        <draw:frame draw:style-name="gr12" draw:text-style-name="P3" draw:layer="layout" svg:width="3.81cm" svg:height="1.016cm" svg:x="10.668cm" svg:y="5.334cm">
          <draw:text-box>
            <text:p>MicroBlaze</text:p>
          </draw:text-box>
        </draw:frame>
        <draw:custom-shape draw:style-name="gr13" draw:text-style-name="P1" draw:layer="layout" svg:width="5.08cm" svg:height="2.032cm" svg:x="18.542cm" svg:y="15.748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4.318cm" svg:height="1.016cm" svg:x="19.05cm" svg:y="16.256cm">
          <draw:text-box>
            <text:p>Audio Codec</text:p>
          </draw:text-box>
        </draw:frame>
        <draw:custom-shape draw:style-name="gr14" draw:text-style-name="P1" draw:layer="layout" svg:width="6.35cm" svg:height="9.398cm" svg:x="18.034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6.35cm" svg:height="2.794cm" svg:x="18.034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5.334cm" svg:height="0.962cm" svg:x="17.526cm" svg:y="3.81cm">
          <draw:text-box>
            <text:p>Synth Module</text:p>
          </draw:text-box>
        </draw:frame>
        <draw:line draw:style-name="gr5" draw:text-style-name="P2" draw:layer="layout" svg:x1="22.182cm" svg:y1="17.78cm" svg:x2="22.182cm" svg:y2="20.828cm">
          <text:p/>
        </draw:line>
        <draw:frame draw:style-name="gr6" draw:text-style-name="P3" draw:layer="layout" svg:width="3.302cm" svg:height="0.802cm" svg:x="22.406cm" svg:y="19.518cm">
          <draw:text-box>
            <text:p><text:span text:style-name="T1">DAC_DATA</text:span></text:p>
          </draw:text-box>
        </draw:frame>
        <draw:line draw:style-name="gr5" draw:text-style-name="P2" draw:layer="layout" svg:x1="20.066cm" svg:y1="20.828cm" svg:x2="20.066cm" svg:y2="17.78cm">
          <text:p/>
        </draw:line>
        <draw:frame draw:style-name="gr16" draw:text-style-name="P3" draw:layer="layout" svg:width="4.572cm" svg:height="0.802cm" svg:x="15.494cm" svg:y="19.518cm">
          <draw:text-box>
            <text:p><text:span text:style-name="T1">Codec clocks, etc</text:span></text:p>
          </draw:text-box>
        </draw:frame>
        <draw:frame draw:style-name="gr12" draw:text-style-name="P3" draw:layer="layout" svg:width="4.318cm" svg:height="1.016cm" svg:x="18.288cm" svg:y="5.588cm">
          <draw:text-box>
            <text:p>Control Unit</text:p>
          </draw:text-box>
        </draw:frame>
        <draw:frame draw:style-name="gr8" draw:text-style-name="P3" draw:layer="layout" svg:width="3.302cm" svg:height="0.962cm" svg:x="18.542cm" svg:y="9.452cm">
          <draw:text-box>
            <text:p>Datapath</text:p>
          </draw:text-box>
        </draw:frame>
        <draw:custom-shape draw:style-name="gr17" draw:text-style-name="P1" draw:layer="layout" svg:width="2.286cm" svg:height="3.81cm" svg:x="18.85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1.778cm" svg:height="0.962cm" svg:x="19.104cm" svg:y="11.684cm">
          <draw:text-box>
            <text:p>LUT</text:p>
          </draw:text-box>
        </draw:frame>
        <draw:custom-shape draw:style-name="gr17" draw:text-style-name="P1" draw:layer="layout" svg:width="2.286cm" svg:height="3.81cm" svg:x="21.39cm" svg:y="11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1.778cm" svg:height="0.962cm" svg:x="21.644cm" svg:y="11.684cm">
          <draw:text-box>
            <text:p>LUT</text:p>
          </draw:text-box>
        </draw:frame>
        <draw:line draw:style-name="gr5" draw:text-style-name="P2" draw:layer="layout" svg:x1="20.066cm" svg:y1="9.144cm" svg:x2="20.066cm" svg:y2="8.128cm">
          <text:p/>
        </draw:line>
        <draw:line draw:style-name="gr5" draw:text-style-name="P2" draw:layer="layout" svg:x1="22.352cm" svg:y1="8.128cm" svg:x2="22.352cm" svg:y2="9.144cm">
          <text:p/>
        </draw:line>
        <draw:frame draw:style-name="gr8" draw:text-style-name="P3" draw:layer="layout" svg:width="1.778cm" svg:height="0.962cm" svg:x="22.606cm" svg:y="8.182cm">
          <draw:text-box>
            <text:p>CW</text:p>
          </draw:text-box>
        </draw:frame>
        <draw:frame draw:style-name="gr8" draw:text-style-name="P3" draw:layer="layout" svg:width="1.778cm" svg:height="0.962cm" svg:x="18.288cm" svg:y="8.182cm">
          <draw:text-box>
            <text:p>SW</text:p>
          </draw:text-box>
        </draw:frame>
        <draw:frame draw:style-name="gr7" draw:text-style-name="P3" draw:layer="layout" svg:width="1.778cm" svg:height="0.725cm" svg:x="0.608cm" svg:y="5.18cm">
          <draw:text-box>
            <text:p><text:span text:style-name="T4">PMOD</text:span></text:p>
          </draw:text-box>
        </draw:frame>
        <draw:custom-shape draw:style-name="gr18" draw:text-style-name="P1" draw:layer="layout" svg:width="4.319cm" svg:height="3.048cm" svg:x="2.285cm" svg:y="11.938cm">
          <text:p text:style-name="P1">UARTLite</text:p>
          <draw:enhanced-geometry svg:viewBox="0 0 21600 21600" draw:path-stretchpoint-x="10800" draw:path-stretchpoint-y="10800" draw:text-areas="?f3 ?f4 ?f5 ?f6" draw:type="round-rectangle" draw:modifiers="783.8489880381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0.254cm" svg:y1="13.516cm" svg:x2="2.285cm" svg:y2="13.516cm">
          <text:p/>
        </draw:line>
        <draw:polyline draw:style-name="gr5" draw:text-style-name="P2" draw:layer="layout" svg:width="7.738cm" svg:height="3.901cm" draw:transform="skewX (6.16767448163545E-017) rotate (0.694641042293743) translate (6.49992382659252cm 13.3370838968821cm)" svg:viewBox="0 0 7739 3902" draw:points="0,163 4488,3902 7739,0">
          <text:p/>
        </draw:polyline>
        <draw:frame draw:style-name="gr19" draw:text-style-name="P3" draw:layer="layout" svg:width="1.777cm" svg:height="1.324cm" svg:x="0.762cm" svg:y="12.192cm">
          <draw:text-box>
            <text:p><text:span text:style-name="T3">USB</text:span><text:span text:style-name="T3"><text:line-break/></text:span><text:span text:style-name="T3">UART</text:span></text:p>
          </draw:text-box>
        </draw:frame>
        <draw:frame draw:style-name="gr6" draw:text-style-name="P3" draw:layer="layout" svg:width="3.302cm" svg:height="0.763cm" svg:x="9.398cm" svg:y="9.144cm">
          <draw:text-box>
            <text:p><text:span text:style-name="T3">User Control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3:51:02.872176857</meta:creation-date>
    <dc:date>2020-04-08T14:44:57.730248737</dc:date>
    <meta:editing-duration>PT12M3S</meta:editing-duration>
    <meta:editing-cycles>2</meta:editing-cycles>
    <meta:generator>LibreOffice/6.4.2.2$Linux_X86_64 LibreOffice_project/40$Build-2</meta:generator>
    <meta:document-statistic meta:object-count="70"/>
  </office:meta>
</office:document-meta>
</file>